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PreciseRectangle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one method to compute the area of a precise rectangle</text:p>
            </text:list-item>
            <text:list-item>
              <text:p text:style-name="P16">one method to compute the perimeter of a precise rectangle</text:p>
            </text:list-item>
            <text:list-item>
              <text:p text:style-name="P16">one method to swap the length and the width of a precise rectangle</text:p>
            </text:list-item>
            <text:list-item>
              <text:p text:style-name="P16">one method to multiply the length and width of a precise rectangle by an ratio given in argument as an integer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/" office:name=""><text:span text:style-name="Definition">https://en.wikipedia.org/wiki/Class_diagram/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1Z</meta:creation-date>
    <dc:date>2021-06-30T22:13:31Z</dc:date>
    <meta:user-defined meta:name="date" meta:value-type="string">June  30, 2021 (06:13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